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size-asian="11pt" style:font-size-complex="11pt"/>
    </style:style>
    <style:style style:name="P2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57df18" officeooo:paragraph-rsid="000965e2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0965e2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0965e2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0965e2" style:font-size-asian="11pt" style:font-size-complex="11pt"/>
    </style:style>
    <style:style style:name="P7" style:family="paragraph" style:parent-style-name="Horizontal_20_Line">
      <style:text-properties officeooo:paragraph-rsid="000965e2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size-asian="11pt" style:font-size-complex="11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2e5839" style:font-name-asian="Nimbus Mono L" style:font-name-complex="Liberation Mono"/>
    </style:style>
    <style:style style:name="T3" style:family="text">
      <style:text-properties officeooo:rsid="004a39f3"/>
    </style:style>
    <style:style style:name="T4" style:family="text">
      <style:text-properties officeooo:rsid="0041ba14"/>
    </style:style>
    <style:style style:name="T5" style:family="text">
      <style:text-properties officeooo:rsid="002010ac"/>
    </style:style>
    <style:style style:name="T6" style:family="text">
      <style:text-properties officeooo:rsid="00176fc5"/>
    </style:style>
    <style:style style:name="T7" style:family="text">
      <style:text-properties officeooo:rsid="002f346d"/>
    </style:style>
    <style:style style:name="T8" style:family="text">
      <style:text-properties officeooo:rsid="000b02f2"/>
    </style:style>
    <style:style style:name="T9" style:family="text">
      <style:text-properties style:font-name="Liberation Sans1" officeooo:rsid="002e5839" style:font-name-asian="Nimbus Mono L" style:font-name-complex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otnotes</text:p>
      <text:p text:style-name="P1"><text:span text:style-name="T1"/></text:p>
      <text:p text:style-name="P1"><text:span text:style-name="T1"/></text:p>
      <text:p text:style-name="P1"><text:span text:style-name="T1">¹</text:span> Grojas are Graphical Representations of Jungian Archetypes. <text:span text:style-name="T3">Borrowing from the ideas of painters such as Piet Mondrian and Wassily Kandinsky, they make Carl Jung’s ideas about personality palpable. In other words, Grojas use rectangular shapes of opposing </text:span>primary colors <text:span text:style-name="T4">to depict personal preferences, giving viewers insight into the personalities of others, and ultimately themselves</text:span>. <text:s/>For more information <text:span text:style-name="T5">about all this</text:span>, <text:span text:style-name="T4">see the Cheers Quotes pages at en.wikiquote.org/wiki/Cheers,</text:span> SeeOurMinds.com<text:span text:style-name="T6">, the Wikipedia, </text:span>Groja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2T18:48:51.751372843</dc:date>
    <meta:editing-duration>PT2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8" meta:character-count="571" meta:non-whitespace-character-count="494"/>
  </office:meta>
</office:document-meta>
</file>